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38" table:default-cell-style-name="Default"/>
        <table:table-row table:style-name="ro1" table:number-rows-repeated="2">
          <table:table-cell table:number-columns-repeated="38"/>
        </table:table-row>
        <table:table-row table:style-name="ro1">
          <table:table-cell/>
          <table:table-cell table:style-name="ce1" office:value-type="string" calcext:value-type="string">
            <text:p>Size (MB)</text:p>
          </table:table-cell>
          <table:table-cell table:style-name="ce1" office:value-type="string" calcext:value-type="string" table:number-columns-spanned="6" table:number-rows-spanned="1">
            <text:p>Laptop X 1</text:p>
          </table:table-cell>
          <table:covered-table-cell table:number-columns-repeated="5" table:style-name="ce1"/>
          <table:table-cell table:style-name="ce1" office:value-type="string" calcext:value-type="string" table:number-columns-spanned="6" table:number-rows-spanned="1">
            <text:p>Rpi X 1</text:p>
          </table:table-cell>
          <table:covered-table-cell table:number-columns-repeated="5" table:style-name="ce1"/>
          <table:table-cell table:style-name="ce1" office:value-type="string" calcext:value-type="string" table:number-columns-spanned="6" table:number-rows-spanned="1">
            <text:p>Edison X 1</text:p>
          </table:table-cell>
          <table:covered-table-cell table:number-columns-repeated="5" table:style-name="ce1"/>
          <table:table-cell table:style-name="ce1" office:value-type="string" calcext:value-type="string" table:number-columns-spanned="6" table:number-rows-spanned="1">
            <text:p>Rpi X 2</text:p>
          </table:table-cell>
          <table:covered-table-cell table:number-columns-repeated="5" table:style-name="ce1"/>
          <table:table-cell table:style-name="ce1" office:value-type="string" calcext:value-type="string" table:number-columns-spanned="6" table:number-rows-spanned="1">
            <text:p>Edison X 2</text:p>
          </table:table-cell>
          <table:covered-table-cell table:number-columns-repeated="5" table:style-name="ce1"/>
          <table:table-cell table:style-name="ce1" office:value-type="string" calcext:value-type="string" table:number-columns-spanned="6" table:number-rows-spanned="1">
            <text:p>Rpi X 2 + Edison X 2</text:p>
          </table:table-cell>
          <table:covered-table-cell table:number-columns-repeated="5" table:style-name="ce1"/>
        </table:table-row>
        <table:table-row table:style-name="ro1">
          <table:table-cell/>
          <table:table-cell table:style-name="ce2"/>
          <table:table-cell table:style-name="ce2" office:value-type="string" calcext:value-type="string" table:number-columns-spanned="2" table:number-rows-spanned="1">
            <text:p>Basic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Extended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Full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Basic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Extended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Full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Basic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Extended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Full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Basic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Extended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Full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Basic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Extended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Full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Basic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Extended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Full Feat</text:p>
          </table:table-cell>
          <table:covered-table-cell table:style-name="ce2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</table:table-row>
        <table:table-row table:style-name="ro1">
          <table:table-cell/>
          <table:table-cell office:value-type="float" office:value="0.040788" calcext:value-type="float">
            <text:p>0.040788</text:p>
          </table:table-cell>
          <table:table-cell office:value-type="float" office:value="0.0496737957001" calcext:value-type="float">
            <text:p>0.0496737957</text:p>
          </table:table-cell>
          <table:table-cell office:value-type="float" office:value="0.0220301151276" calcext:value-type="float">
            <text:p>0.0220301151</text:p>
          </table:table-cell>
          <table:table-cell office:value-type="float" office:value="0.0923084259033" calcext:value-type="float">
            <text:p>0.0923084259</text:p>
          </table:table-cell>
          <table:table-cell office:value-type="float" office:value="0.0653086662292" calcext:value-type="float">
            <text:p>0.0653086662</text:p>
          </table:table-cell>
          <table:table-cell office:value-type="float" office:value="0.170677232742" calcext:value-type="float">
            <text:p>0.1706772327</text:p>
          </table:table-cell>
          <table:table-cell office:value-type="float" office:value="0.143395805359" calcext:value-type="float">
            <text:p>0.1433958054</text:p>
          </table:table-cell>
          <table:table-cell table:number-columns-repeated="6"/>
          <table:table-cell office:value-type="float" office:value="0.40614361763" calcext:value-type="float">
            <text:p>0.4061436176</text:p>
          </table:table-cell>
          <table:table-cell office:value-type="float" office:value="0.0407883644104" calcext:value-type="float">
            <text:p>0.0407883644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071234" calcext:value-type="float">
            <text:p>0.071234</text:p>
          </table:table-cell>
          <table:table-cell office:value-type="float" office:value="0.108858585358" calcext:value-type="float">
            <text:p>0.1088585854</text:p>
          </table:table-cell>
          <table:table-cell office:value-type="float" office:value="0.0466006755829" calcext:value-type="float">
            <text:p>0.0466006756</text:p>
          </table:table-cell>
          <table:table-cell office:value-type="float" office:value="0.203445243835" calcext:value-type="float">
            <text:p>0.2034452438</text:p>
          </table:table-cell>
          <table:table-cell office:value-type="float" office:value="0.144189023972" calcext:value-type="float">
            <text:p>0.144189024</text:p>
          </table:table-cell>
          <table:table-cell office:value-type="float" office:value="0.387179422379" calcext:value-type="float">
            <text:p>0.3871794224</text:p>
          </table:table-cell>
          <table:table-cell office:value-type="float" office:value="0.323572635651" calcext:value-type="float">
            <text:p>0.3235726357</text:p>
          </table:table-cell>
          <table:table-cell table:number-columns-repeated="6"/>
          <table:table-cell office:value-type="float" office:value="1.06443309784" calcext:value-type="float">
            <text:p>1.0644330978</text:p>
          </table:table-cell>
          <table:table-cell office:value-type="float" office:value="0.0702682495117" calcext:value-type="float">
            <text:p>0.0702682495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098147" calcext:value-type="float">
            <text:p>0.098147</text:p>
          </table:table-cell>
          <table:table-cell office:value-type="float" office:value="0.16326842308" calcext:value-type="float">
            <text:p>0.1632684231</text:p>
          </table:table-cell>
          <table:table-cell office:value-type="float" office:value="0.0721266746521" calcext:value-type="float">
            <text:p>0.0721266747</text:p>
          </table:table-cell>
          <table:table-cell office:value-type="float" office:value="0.302081727982" calcext:value-type="float">
            <text:p>0.302081728</text:p>
          </table:table-cell>
          <table:table-cell office:value-type="float" office:value="0.210042953491" calcext:value-type="float">
            <text:p>0.2100429535</text:p>
          </table:table-cell>
          <table:table-cell office:value-type="float" office:value="0.555738973618" calcext:value-type="float">
            <text:p>0.5557389736</text:p>
          </table:table-cell>
          <table:table-cell office:value-type="float" office:value="0.460720491409" calcext:value-type="float">
            <text:p>0.4607204914</text:p>
          </table:table-cell>
          <table:table-cell table:number-columns-repeated="6"/>
          <table:table-cell office:value-type="float" office:value="1.40907449722" calcext:value-type="float">
            <text:p>1.4090744972</text:p>
          </table:table-cell>
          <table:table-cell office:value-type="float" office:value="0.107653856277" calcext:value-type="float">
            <text:p>0.1076538563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137829" calcext:value-type="float">
            <text:p>0.137829</text:p>
          </table:table-cell>
          <table:table-cell office:value-type="float" office:value="0.278940439224" calcext:value-type="float">
            <text:p>0.2789404392</text:p>
          </table:table-cell>
          <table:table-cell office:value-type="float" office:value="0.129434251785" calcext:value-type="float">
            <text:p>0.1294342518</text:p>
          </table:table-cell>
          <table:table-cell office:value-type="float" office:value="0.502328777313" calcext:value-type="float">
            <text:p>0.5023287773</text:p>
          </table:table-cell>
          <table:table-cell office:value-type="float" office:value="0.353238010406" calcext:value-type="float">
            <text:p>0.3532380104</text:p>
          </table:table-cell>
          <table:table-cell office:value-type="float" office:value="0.911437988281" calcext:value-type="float">
            <text:p>0.9114379883</text:p>
          </table:table-cell>
          <table:table-cell office:value-type="float" office:value="0.753618955612" calcext:value-type="float">
            <text:p>0.7536189556</text:p>
          </table:table-cell>
          <table:table-cell table:number-columns-repeated="6"/>
          <table:table-cell office:value-type="float" office:value="2.77028803825" calcext:value-type="float">
            <text:p>2.7702880383</text:p>
          </table:table-cell>
          <table:table-cell office:value-type="float" office:value="0.173841047287" calcext:value-type="float">
            <text:p>0.1738410473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268119" calcext:value-type="float">
            <text:p>0.268119</text:p>
          </table:table-cell>
          <table:table-cell office:value-type="float" office:value="0.650136184692" calcext:value-type="float">
            <text:p>0.6501361847</text:p>
          </table:table-cell>
          <table:table-cell office:value-type="float" office:value="0.312832021713" calcext:value-type="float">
            <text:p>0.3128320217</text:p>
          </table:table-cell>
          <table:table-cell office:value-type="float" office:value="1.1688565731" calcext:value-type="float">
            <text:p>1.1688565731</text:p>
          </table:table-cell>
          <table:table-cell office:value-type="float" office:value="0.818124341965" calcext:value-type="float">
            <text:p>0.818124342</text:p>
          </table:table-cell>
          <table:table-cell office:value-type="float" office:value="2.03657999039" calcext:value-type="float">
            <text:p>2.0365799904</text:p>
          </table:table-cell>
          <table:table-cell office:value-type="float" office:value="1.68619637489" calcext:value-type="float">
            <text:p>1.6861963749</text:p>
          </table:table-cell>
          <table:table-cell table:number-columns-repeated="6"/>
          <table:table-cell office:value-type="float" office:value="6.09275341034" calcext:value-type="float">
            <text:p>6.0927534103</text:p>
          </table:table-cell>
          <table:table-cell office:value-type="float" office:value="0.416746807098" calcext:value-type="float">
            <text:p>0.4167468071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463085" calcext:value-type="float">
            <text:p>0.463085</text:p>
          </table:table-cell>
          <table:table-cell office:value-type="float" office:value="1.34634656906" calcext:value-type="float">
            <text:p>1.3463465691</text:p>
          </table:table-cell>
          <table:table-cell office:value-type="float" office:value="0.670134830475" calcext:value-type="float">
            <text:p>0.6701348305</text:p>
          </table:table-cell>
          <table:table-cell office:value-type="float" office:value="2.38149504662" calcext:value-type="float">
            <text:p>2.3814950466</text:p>
          </table:table-cell>
          <table:table-cell office:value-type="float" office:value="1.66572742462" calcext:value-type="float">
            <text:p>1.6657274246</text:p>
          </table:table-cell>
          <table:table-cell office:value-type="float" office:value="4.13313698769" calcext:value-type="float">
            <text:p>4.1331369877</text:p>
          </table:table-cell>
          <table:table-cell office:value-type="float" office:value="3.45040779114" calcext:value-type="float">
            <text:p>3.4504077911</text:p>
          </table:table-cell>
          <table:table-cell table:number-columns-repeated="6"/>
          <table:table-cell office:value-type="float" office:value="12.1948155403" calcext:value-type="float">
            <text:p>12.1948155403</text:p>
          </table:table-cell>
          <table:table-cell office:value-type="float" office:value="0.781049823761" calcext:value-type="float">
            <text:p>0.7810498238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655807" calcext:value-type="float">
            <text:p>0.655807</text:p>
          </table:table-cell>
          <table:table-cell office:value-type="float" office:value="2.07936682701" calcext:value-type="float">
            <text:p>2.079366827</text:p>
          </table:table-cell>
          <table:table-cell office:value-type="float" office:value="1.07144780159" calcext:value-type="float">
            <text:p>1.0714478016</text:p>
          </table:table-cell>
          <table:table-cell office:value-type="float" office:value="3.69201283455" calcext:value-type="float">
            <text:p>3.6920128346</text:p>
          </table:table-cell>
          <table:table-cell office:value-type="float" office:value="2.61645722389" calcext:value-type="float">
            <text:p>2.6164572239</text:p>
          </table:table-cell>
          <table:table-cell office:value-type="float" office:value="6.52621459961" calcext:value-type="float">
            <text:p>6.5262145996</text:p>
          </table:table-cell>
          <table:table-cell office:value-type="float" office:value="5.50751299858" calcext:value-type="float">
            <text:p>5.5075129986</text:p>
          </table:table-cell>
          <table:table-cell table:number-columns-repeated="6"/>
          <table:table-cell office:value-type="float" office:value="15.2268433571" calcext:value-type="float">
            <text:p>15.2268433571</text:p>
          </table:table-cell>
          <table:table-cell office:value-type="float" office:value="1.27543978691" calcext:value-type="float">
            <text:p>1.2754397869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830454" calcext:value-type="float">
            <text:p>0.830454</text:p>
          </table:table-cell>
          <table:table-cell office:value-type="float" office:value="2.83930835724" calcext:value-type="float">
            <text:p>2.8393083572</text:p>
          </table:table-cell>
          <table:table-cell office:value-type="float" office:value="1.48833479881" calcext:value-type="float">
            <text:p>1.4883347988</text:p>
          </table:table-cell>
          <table:table-cell office:value-type="float" office:value="4.95508975983" calcext:value-type="float">
            <text:p>4.9550897598</text:p>
          </table:table-cell>
          <table:table-cell office:value-type="float" office:value="3.59931635857" calcext:value-type="float">
            <text:p>3.5993163586</text:p>
          </table:table-cell>
          <table:table-cell office:value-type="float" office:value="9.34868359566" calcext:value-type="float">
            <text:p>9.3486835957</text:p>
          </table:table-cell>
          <table:table-cell office:value-type="float" office:value="7.97489123344" calcext:value-type="float">
            <text:p>7.9748912334</text:p>
          </table:table-cell>
          <table:table-cell table:number-columns-repeated="6"/>
          <table:table-cell office:value-type="float" office:value="30.4688724041" calcext:value-type="float">
            <text:p>30.4688724041</text:p>
          </table:table-cell>
          <table:table-cell office:value-type="float" office:value="1.71295404434" calcext:value-type="float">
            <text:p>1.7129540443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989454" calcext:value-type="float">
            <text:p>0.989454</text:p>
          </table:table-cell>
          <table:table-cell office:value-type="float" office:value="3.59335341454" calcext:value-type="float">
            <text:p>3.5933534145</text:p>
          </table:table-cell>
          <table:table-cell office:value-type="float" office:value="1.90158438683" calcext:value-type="float">
            <text:p>1.9015843868</text:p>
          </table:table-cell>
          <table:table-cell office:value-type="float" office:value="6.31013345718" calcext:value-type="float">
            <text:p>6.3101334572</text:p>
          </table:table-cell>
          <table:table-cell office:value-type="float" office:value="4.57777881622" calcext:value-type="float">
            <text:p>4.5777788162</text:p>
          </table:table-cell>
          <table:table-cell office:value-type="float" office:value="11.9100138187" calcext:value-type="float">
            <text:p>11.9100138187</text:p>
          </table:table-cell>
          <table:table-cell office:value-type="float" office:value="10.2293237209" calcext:value-type="float">
            <text:p>10.2293237209</text:p>
          </table:table-cell>
          <table:table-cell table:number-columns-repeated="6"/>
          <table:table-cell office:value-type="float" office:value="34.8109348297" calcext:value-type="float">
            <text:p>34.8109348297</text:p>
          </table:table-cell>
          <table:table-cell office:value-type="float" office:value="2.13480520248" calcext:value-type="float">
            <text:p>2.1348052025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.18977" calcext:value-type="float">
            <text:p>1.18977</text:p>
          </table:table-cell>
          <table:table-cell office:value-type="float" office:value="5.11411962509" calcext:value-type="float">
            <text:p>5.1141196251</text:p>
          </table:table-cell>
          <table:table-cell office:value-type="float" office:value="2.97033834457" calcext:value-type="float">
            <text:p>2.9703383446</text:p>
          </table:table-cell>
          <table:table-cell office:value-type="float" office:value="8.53429102898" calcext:value-type="float">
            <text:p>8.534291029</text:p>
          </table:table-cell>
          <table:table-cell office:value-type="float" office:value="6.33591938019" calcext:value-type="float">
            <text:p>6.3359193802</text:p>
          </table:table-cell>
          <table:table-cell office:value-type="float" office:value="16.0182191372" calcext:value-type="float">
            <text:p>16.0182191372</text:p>
          </table:table-cell>
          <table:table-cell office:value-type="float" office:value="13.8408981323" calcext:value-type="float">
            <text:p>13.8408981323</text:p>
          </table:table-cell>
          <table:table-cell table:number-columns-repeated="6"/>
          <table:table-cell office:value-type="float" office:value="38.3192064285" calcext:value-type="float">
            <text:p>38.3192064285</text:p>
          </table:table-cell>
          <table:table-cell office:value-type="float" office:value="2.68788819313" calcext:value-type="float">
            <text:p>2.6878881931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.371783" calcext:value-type="float">
            <text:p>1.371783</text:p>
          </table:table-cell>
          <table:table-cell office:value-type="float" office:value="5.57351894379" calcext:value-type="float">
            <text:p>5.5735189438</text:p>
          </table:table-cell>
          <table:table-cell office:value-type="float" office:value="3.02088341713" calcext:value-type="float">
            <text:p>3.0208834171</text:p>
          </table:table-cell>
          <table:table-cell office:value-type="float" office:value="9.85344099998" calcext:value-type="float">
            <text:p>9.853441</text:p>
          </table:table-cell>
          <table:table-cell office:value-type="float" office:value="7.2623301506" calcext:value-type="float">
            <text:p>7.2623301506</text:p>
          </table:table-cell>
          <table:table-cell office:value-type="float" office:value="19.0921162128" calcext:value-type="float">
            <text:p>19.0921162128</text:p>
          </table:table-cell>
          <table:table-cell office:value-type="float" office:value="16.4781190395" calcext:value-type="float">
            <text:p>16.4781190395</text:p>
          </table:table-cell>
          <table:table-cell table:number-columns-repeated="6"/>
          <table:table-cell office:value-type="float" office:value="45.3219304562" calcext:value-type="float">
            <text:p>45.3219304562</text:p>
          </table:table-cell>
          <table:table-cell office:value-type="float" office:value="3.21352982521" calcext:value-type="float">
            <text:p>3.2135298252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.455017" calcext:value-type="float">
            <text:p>1.455017</text:p>
          </table:table-cell>
          <table:table-cell office:value-type="float" office:value="8.61404795647" calcext:value-type="float">
            <text:p>8.6140479565</text:p>
          </table:table-cell>
          <table:table-cell office:value-type="float" office:value="4.76593637466" calcext:value-type="float">
            <text:p>4.7659363747</text:p>
          </table:table-cell>
          <table:table-cell office:value-type="float" office:value="15.2428297997" calcext:value-type="float">
            <text:p>15.2428297997</text:p>
          </table:table-cell>
          <table:table-cell office:value-type="float" office:value="11.2570029259" calcext:value-type="float">
            <text:p>11.2570029259</text:p>
          </table:table-cell>
          <table:table-cell office:value-type="float" office:value="29.3640435696" calcext:value-type="float">
            <text:p>29.3640435696</text:p>
          </table:table-cell>
          <table:table-cell office:value-type="float" office:value="25.5193820477" calcext:value-type="float">
            <text:p>25.5193820477</text:p>
          </table:table-cell>
          <table:table-cell table:number-columns-repeated="6"/>
          <table:table-cell office:value-type="float" office:value="57.3291532516" calcext:value-type="float">
            <text:p>57.3291532516</text:p>
          </table:table-cell>
          <table:table-cell office:value-type="float" office:value="4.8499879837" calcext:value-type="float">
            <text:p>4.8499879837</text:p>
          </table:table-cell>
          <table:table-cell table:number-columns-repeated="22"/>
        </table:table-row>
        <table:table-row table:style-name="ro1" table:number-rows-repeated="4">
          <table:table-cell table:number-columns-repeated="38"/>
        </table:table-row>
        <table:table-row table:style-name="ro1">
          <table:table-cell/>
          <table:table-cell office:value-type="float" office:value="0.040788" calcext:value-type="float">
            <text:p>0.040788</text:p>
          </table:table-cell>
          <table:table-cell office:value-type="float" office:value="0.40614361763" calcext:value-type="float">
            <text:p>0.4061436176</text:p>
          </table:table-cell>
          <table:table-cell office:value-type="float" office:value="0.0407883644104" calcext:value-type="float">
            <text:p>0.0407883644</text:p>
          </table:table-cell>
          <table:table-cell table:number-columns-repeated="34"/>
        </table:table-row>
        <table:table-row table:style-name="ro1">
          <table:table-cell/>
          <table:table-cell office:value-type="float" office:value="0.071234" calcext:value-type="float">
            <text:p>0.071234</text:p>
          </table:table-cell>
          <table:table-cell office:value-type="float" office:value="1.06443309784" calcext:value-type="float">
            <text:p>1.0644330978</text:p>
          </table:table-cell>
          <table:table-cell office:value-type="float" office:value="0.0702682495117" calcext:value-type="float">
            <text:p>0.0702682495</text:p>
          </table:table-cell>
          <table:table-cell table:number-columns-repeated="34"/>
        </table:table-row>
        <table:table-row table:style-name="ro1">
          <table:table-cell/>
          <table:table-cell office:value-type="float" office:value="0.098147" calcext:value-type="float">
            <text:p>0.098147</text:p>
          </table:table-cell>
          <table:table-cell office:value-type="float" office:value="1.40907449722" calcext:value-type="float">
            <text:p>1.4090744972</text:p>
          </table:table-cell>
          <table:table-cell office:value-type="float" office:value="0.107653856277" calcext:value-type="float">
            <text:p>0.1076538563</text:p>
          </table:table-cell>
          <table:table-cell table:number-columns-repeated="34"/>
        </table:table-row>
        <table:table-row table:style-name="ro1">
          <table:table-cell/>
          <table:table-cell office:value-type="float" office:value="0.137829" calcext:value-type="float">
            <text:p>0.137829</text:p>
          </table:table-cell>
          <table:table-cell office:value-type="float" office:value="2.77028803825" calcext:value-type="float">
            <text:p>2.7702880383</text:p>
          </table:table-cell>
          <table:table-cell office:value-type="float" office:value="0.173841047287" calcext:value-type="float">
            <text:p>0.1738410473</text:p>
          </table:table-cell>
          <table:table-cell table:number-columns-repeated="34"/>
        </table:table-row>
        <table:table-row table:style-name="ro1">
          <table:table-cell/>
          <table:table-cell office:value-type="float" office:value="0.268119" calcext:value-type="float">
            <text:p>0.268119</text:p>
          </table:table-cell>
          <table:table-cell office:value-type="float" office:value="6.09275341034" calcext:value-type="float">
            <text:p>6.0927534103</text:p>
          </table:table-cell>
          <table:table-cell office:value-type="float" office:value="0.416746807098" calcext:value-type="float">
            <text:p>0.4167468071</text:p>
          </table:table-cell>
          <table:table-cell table:number-columns-repeated="34"/>
        </table:table-row>
        <table:table-row table:style-name="ro1">
          <table:table-cell/>
          <table:table-cell office:value-type="float" office:value="0.463085" calcext:value-type="float">
            <text:p>0.463085</text:p>
          </table:table-cell>
          <table:table-cell office:value-type="float" office:value="12.1948155403" calcext:value-type="float">
            <text:p>12.1948155403</text:p>
          </table:table-cell>
          <table:table-cell office:value-type="float" office:value="0.781049823761" calcext:value-type="float">
            <text:p>0.7810498238</text:p>
          </table:table-cell>
          <table:table-cell table:number-columns-repeated="34"/>
        </table:table-row>
        <table:table-row table:style-name="ro1">
          <table:table-cell/>
          <table:table-cell office:value-type="float" office:value="0.655807" calcext:value-type="float">
            <text:p>0.655807</text:p>
          </table:table-cell>
          <table:table-cell office:value-type="float" office:value="15.2268433571" calcext:value-type="float">
            <text:p>15.2268433571</text:p>
          </table:table-cell>
          <table:table-cell office:value-type="float" office:value="1.27543978691" calcext:value-type="float">
            <text:p>1.2754397869</text:p>
          </table:table-cell>
          <table:table-cell table:number-columns-repeated="34"/>
        </table:table-row>
        <table:table-row table:style-name="ro1">
          <table:table-cell/>
          <table:table-cell office:value-type="float" office:value="0.830454" calcext:value-type="float">
            <text:p>0.830454</text:p>
          </table:table-cell>
          <table:table-cell office:value-type="float" office:value="30.4688724041" calcext:value-type="float">
            <text:p>30.4688724041</text:p>
          </table:table-cell>
          <table:table-cell office:value-type="float" office:value="1.71295404434" calcext:value-type="float">
            <text:p>1.7129540443</text:p>
          </table:table-cell>
          <table:table-cell table:number-columns-repeated="34"/>
        </table:table-row>
        <table:table-row table:style-name="ro1">
          <table:table-cell/>
          <table:table-cell office:value-type="float" office:value="0.989454" calcext:value-type="float">
            <text:p>0.989454</text:p>
          </table:table-cell>
          <table:table-cell office:value-type="float" office:value="34.8109348297" calcext:value-type="float">
            <text:p>34.8109348297</text:p>
          </table:table-cell>
          <table:table-cell office:value-type="float" office:value="2.13480520248" calcext:value-type="float">
            <text:p>2.1348052025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.18977" calcext:value-type="float">
            <text:p>1.18977</text:p>
          </table:table-cell>
          <table:table-cell office:value-type="float" office:value="38.3192064285" calcext:value-type="float">
            <text:p>38.3192064285</text:p>
          </table:table-cell>
          <table:table-cell office:value-type="float" office:value="2.68788819313" calcext:value-type="float">
            <text:p>2.6878881931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.371783" calcext:value-type="float">
            <text:p>1.371783</text:p>
          </table:table-cell>
          <table:table-cell office:value-type="float" office:value="45.3219304562" calcext:value-type="float">
            <text:p>45.3219304562</text:p>
          </table:table-cell>
          <table:table-cell office:value-type="float" office:value="3.21352982521" calcext:value-type="float">
            <text:p>3.2135298252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.455017" calcext:value-type="float">
            <text:p>1.455017</text:p>
          </table:table-cell>
          <table:table-cell office:value-type="float" office:value="57.3291532516" calcext:value-type="float">
            <text:p>57.3291532516</text:p>
          </table:table-cell>
          <table:table-cell office:value-type="float" office:value="4.8499879837" calcext:value-type="float">
            <text:p>4.8499879837</text:p>
          </table:table-cell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3T19:44:34.625522597</meta:creation-date>
    <dc:date>2016-10-23T20:31:41.125125860</dc:date>
    <meta:editing-duration>PT1M36S</meta:editing-duration>
    <meta:editing-cycles>1</meta:editing-cycles>
    <meta:document-statistic meta:table-count="1" meta:cell-count="205" meta:object-count="0"/>
    <meta:generator>LibreOffice/4.2.8.2$Linux_X86_64 LibreOffice_project/420m0$Build-2</meta:generator>
  </office:meta>
</office:document-meta>
</file>